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0ff848" officeooo:paragraph-rsid="000ff848" style:font-weight-asian="bold" style:font-weight-complex="bold"/>
    </style:style>
    <style:style style:name="P4" style:family="paragraph" style:parent-style-name="Standard">
      <style:text-properties officeooo:rsid="00065384" officeooo:paragraph-rsid="00065384"/>
    </style:style>
    <style:style style:name="P5" style:family="paragraph" style:parent-style-name="Standard">
      <style:text-properties officeooo:paragraph-rsid="0006f4c1"/>
    </style:style>
    <style:style style:name="P6" style:family="paragraph" style:parent-style-name="Standard">
      <style:text-properties fo:font-style="italic" officeooo:rsid="0006f4c1" officeooo:paragraph-rsid="0006f4c1" style:font-style-asian="italic" style:font-style-complex="italic"/>
    </style:style>
    <style:style style:name="P7" style:family="paragraph" style:parent-style-name="Standard">
      <style:text-properties fo:font-style="normal" officeooo:rsid="0009d8d8" officeooo:paragraph-rsid="0009d8d8" style:font-style-asian="normal" style:font-style-complex="normal"/>
    </style:style>
    <style:style style:name="P8" style:family="paragraph" style:parent-style-name="Standard">
      <style:text-properties fo:font-style="normal" officeooo:rsid="0009d8d8" officeooo:paragraph-rsid="0006f4c1" style:font-style-asian="normal" style:font-style-complex="normal"/>
    </style:style>
    <style:style style:name="P9" style:family="paragraph" style:parent-style-name="Standard">
      <style:text-properties officeooo:rsid="000c8383"/>
    </style:style>
    <style:style style:name="P10" style:family="paragraph" style:parent-style-name="Standard">
      <style:text-properties officeooo:rsid="000c8383" officeooo:paragraph-rsid="000c8383"/>
    </style:style>
    <style:style style:name="P11" style:family="paragraph" style:parent-style-name="Standard">
      <style:text-properties fo:font-weight="normal" officeooo:rsid="000ff848" officeooo:paragraph-rsid="000ff848" style:font-weight-asian="normal" style:font-weight-complex="normal"/>
    </style:style>
    <style:style style:name="P12" style:family="paragraph" style:parent-style-name="Standard">
      <style:text-properties officeooo:rsid="000c8383" officeooo:paragraph-rsid="000c8383"/>
    </style:style>
    <style:style style:name="P13" style:family="paragraph" style:parent-style-name="Standard">
      <style:text-properties officeooo:rsid="0015b48e" officeooo:paragraph-rsid="0015b48e"/>
    </style:style>
    <style:style style:name="T1" style:family="text">
      <style:text-properties officeooo:rsid="00064e60"/>
    </style:style>
    <style:style style:name="T2" style:family="text">
      <style:text-properties officeooo:rsid="00065384"/>
    </style:style>
    <style:style style:name="T3" style:family="text">
      <style:text-properties officeooo:rsid="0006f4c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6f4c1" style:font-style-asian="italic" style:font-style-complex="italic"/>
    </style:style>
    <style:style style:name="T6" style:family="text">
      <style:text-properties fo:font-style="italic" officeooo:rsid="000c7683" style:font-style-asian="italic" style:font-style-complex="italic"/>
    </style:style>
    <style:style style:name="T7" style:family="text">
      <style:text-properties fo:font-style="italic" officeooo:rsid="00127550" style:font-style-asian="italic" style:font-style-complex="italic"/>
    </style:style>
    <style:style style:name="T8" style:family="text">
      <style:text-properties officeooo:rsid="00085b3d"/>
    </style:style>
    <style:style style:name="T9" style:family="text">
      <style:text-properties officeooo:rsid="000b6c58"/>
    </style:style>
    <style:style style:name="T10" style:family="text">
      <style:text-properties officeooo:rsid="000c7683"/>
    </style:style>
    <style:style style:name="T11" style:family="text">
      <style:text-properties officeooo:rsid="0012755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64e60" style:font-weight-asian="bold" style:font-weight-complex="bold"/>
    </style:style>
    <style:style style:name="T14" style:family="text">
      <style:text-properties officeooo:rsid="00175c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github.com/BishrutSubedi/nd_P1_finding_lane_lines.git" text:style-name="Internet_20_link" text:visited-style-name="Visited_20_Internet_20_Link"><text:span text:style-name="T1">Project 1 </text:span></text:a><text:a xlink:type="simple" xlink:href="https://github.com/BishrutSubedi/nd_P1_finding_lane_lines.git" text:style-name="Internet_20_link" text:visited-style-name="Visited_20_Internet_20_Link">Finding Lane Lines on the Road</text:a></text:p>
      <text:p text:style-name="Standard"/>
      <text:p text:style-name="Standard"><text:span text:style-name="T13">1. </text:span><text:span text:style-name="T12">Pipeline description:</text:span></text:p>
      <text:p text:style-name="P4">For video processing, we use opencv to load the video. Then we extract frames from video using <text:span text:style-name="T3">OpenCV</text:span> functions and process these frames one at a time as per the description below:</text:p>
      <text:p text:style-name="Standard"/>
      <text:p text:style-name="Standard">Step 1: Convert RGB frame to gray scale and filter it using a <text:span text:style-name="T1">Gaussian</text:span> filter to blur the image.</text:p>
      <text:p text:style-name="Standard">Step 2: Detect edges using Canny <text:span text:style-name="T2">edge detection </text:span>algorithm.</text:p>
      <text:p text:style-name="Standard">Step 3: Define a <text:span text:style-name="T2">polygon region </text:span>of interest to discard <text:span text:style-name="T2">any </text:span>detected edges that fall outside of such region.</text:p>
      <text:p text:style-name="Standard">Step 4: Compute Hough transform to <text:span text:style-name="T2">find</text:span> slope of the lane lines.</text:p>
      <text:p text:style-name="P5">Step 5: To draw the lines, negative <text:span text:style-name="T3">slopes</text:span>, positive slopes from the hough transform <text:span text:style-name="T3">and its y-intercept</text:span> <text:span text:style-name="T3">are stored in separate array. From this, we can find the average of positive slope, negative slope, and average of the respective y-intercept. This allows us to draw line using equation of line </text:span><text:span text:style-name="T5">(y = mx+b)</text:span><text:span text:style-name="T3">,</text:span></text:p>
      <text:p text:style-name="P6">where,</text:p>
      <text:p text:style-name="P6">y = <text:span text:style-name="T8">y coordinate</text:span></text:p>
      <text:p text:style-name="P6">m= slope</text:p>
      <text:p text:style-name="P6">x = x coordinate</text:p>
      <text:p text:style-name="P6">b = y-intercept</text:p>
      <text:p text:style-name="P5"/>
      <text:p text:style-name="P8">step 6: IIR filter is used to average out the slope and y- intercept for smooth transition in between the frames. We then make use of these new average slopes and average intercept to draw lines in the frames. </text:p>
      <text:p text:style-name="P7">Step <text:span text:style-name="T9">7</text:span>: Output a video from these frames using OpenCV. The video is outputted inside folder ‘/Output_video/test_output_swr.avi’.</text:p>
      <text:p text:style-name="P5"/>
      <text:p text:style-name="P1">2. <text:span text:style-name="T10">P</text:span>otential shortcomings with <text:span text:style-name="T10">the</text:span> current pipeline:</text:p>
      <text:p text:style-name="Standard"/>
      <text:p text:style-name="Standard">The pipeline would present a bad behavior when almost horizontal edges are detect. This would add noise to the average slope and intersect values. <text:span text:style-name="T10">The pipeline also cannot filter the shades in the road from the lines in the road. If the lines are curved, then the equation </text:span><text:span text:style-name="T6">y=mx+b </text:span><text:span text:style-name="T10">is not valid and the pipeline fails to detect lines accurately.</text:span></text:p>
      <text:p text:style-name="Standard"/>
      <text:p text:style-name="P1">3. <text:span text:style-name="T10">P</text:span>ossible improvements to <text:span text:style-name="T10">the</text:span> pipeline:</text:p>
      <text:p text:style-name="Standard"/>
      <text:p text:style-name="P9">1. Filter out slope that are closer to 0.</text:p>
      <text:p text:style-name="P10">2. Do not update the line if the slope changes by a lot between subsequent frame. Keep using the current slope.</text:p>
      <text:p text:style-name="P10"/>
      <text:p text:style-name="P13"><text:span text:style-name="T12">4. Github repo:</text:span> <text:span text:style-name="T4">https://github.com/BishrutSubedi/nd_P1_finding_lane_lines.git</text:span></text:p>
      <text:p text:style-name="P10"/>
      <text:p text:style-name="P3"><text:span text:style-name="T14">5</text:span>. <text:s/>Extra notes:</text:p>
      <text:p text:style-name="P11">To run the code, download the entire repository from github and run it in same location as <text:span text:style-name="T4">Project1.py</text:span> with all other folder present. The path to open video is hard-coded inside the python code (<text:span text:style-name="T4">Project1.py</text:span>) in line 28 and line 42 and it has to match location of file to load and output video. <text:span text:style-name="T11">If</text:span> you modify the path inside <text:span text:style-name="T4">Project1.py</text:span> as per your specification, <text:span text:style-name="T11">please make sure the videos are in that location. I have also uploaded the names on packages in the conda environment in </text:span><text:span text:style-name="T7">conda_env.txt</text:span><text:span text:style-name="T11"> <text:s/>Thank you.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6T18:38:12.035309022</meta:creation-date>
    <dc:date>2020-09-16T19:40:53.642951342</dc:date>
    <meta:editing-duration>PT37M17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425" meta:character-count="2468" meta:non-whitespace-character-count="2063"/>
  </office:meta>
</office:document-meta>
</file>